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1" table:default-cell-style-name="ce3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EasyOCR</text:p>
          </table:table-cell>
          <table:covered-table-cell table:number-columns-repeated="4" table:style-name="Default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evenshtein Pipeline</text:p>
          </table:table-cell>
          <table:table-cell table:style-name="ce1" office:value-type="string" calcext:value-type="string">
            <text:p>Gestalt Pipeline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48" calcext:value-type="float">
            <text:p>0.9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75" calcext:value-type="float">
            <text:p>0.97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8" calcext:value-type="float">
            <text:p>0.93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973" calcext:value-type="float">
            <text:p>0.973</text:p>
          </table:table-cell>
          <table:table-cell office:value-type="float" office:value="0.938" calcext:value-type="float">
            <text:p>0.938</text:p>
          </table:table-cell>
          <table:table-cell office:value-type="float" office:value="0.967" calcext:value-type="float">
            <text:p>0.96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83" calcext:value-type="float">
            <text:p>0.88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875" calcext:value-type="float">
            <text:p>0.8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6" calcext:value-type="float">
            <text:p>0.63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363" calcext:value-type="float">
            <text:p>0.3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" calcext:value-type="float">
            <text:p>0.75</text:p>
          </table:table-cell>
          <table:table-cell office:value-type="float" office:value="0.833" calcext:value-type="float">
            <text:p>0.833</text:p>
          </table:table-cell>
          <table:table-cell office:value-type="float" office:value="0.916" calcext:value-type="float">
            <text:p>0.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9" calcext:value-type="float">
            <text:p>0.869</text:p>
          </table:table-cell>
          <table:table-cell office:value-type="float" office:value="0.96" calcext:value-type="float">
            <text:p>0.96</text:p>
          </table:table-cell>
          <table:table-cell office:value-type="float" office:value="0.979" calcext:value-type="float">
            <text:p>0.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3" calcext:value-type="float">
            <text:p>0.923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647" calcext:value-type="float">
            <text:p>0.647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3" calcext:value-type="float">
            <text:p>0.8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894" calcext:value-type="float">
            <text:p>0.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1" calcext:value-type="float">
            <text:p>0.9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.95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571" calcext:value-type="float">
            <text:p>0.571</text:p>
          </table:table-cell>
          <table:table-cell office:value-type="float" office:value="0.727" calcext:value-type="float">
            <text:p>0.727</text:p>
          </table:table-cell>
          <table:table-cell table:number-columns-repeated="2" office:value-type="float" office:value="0.931" calcext:value-type="float">
            <text:p>0.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69" calcext:value-type="float">
            <text:p>0.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806" calcext:value-type="float">
            <text:p>0.8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43" calcext:value-type="float">
            <text:p>0.9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Default" table:formula="of:=AVERAGE([.C4:.C22])" office:value-type="float" office:value="0.872789473684211" calcext:value-type="float">
            <text:p>0,872789473684211</text:p>
          </table:table-cell>
          <table:table-cell table:style-name="Default" table:formula="of:=AVERAGE([.D4:.D22])" office:value-type="float" office:value="0.90221052631579" calcext:value-type="float">
            <text:p>0,90221052631579</text:p>
          </table:table-cell>
          <table:table-cell table:style-name="Default" table:formula="of:=AVERAGE([.E4:.E22])" office:value-type="float" office:value="0.864368421052632" calcext:value-type="float">
            <text:p>0,864368421052632</text:p>
          </table:table-cell>
          <table:table-cell table:style-name="Default" table:formula="of:=AVERAGE([.F4:.F22])" office:value-type="float" office:value="0.895210526315789" calcext:value-type="float">
            <text:p>0,89521052631578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Keras-OCR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evenshtein Pipeline</text:p>
          </table:table-cell>
          <table:table-cell table:style-name="ce1" office:value-type="string" calcext:value-type="string">
            <text:p>Gestalt Pipeline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54" calcext:value-type="float">
            <text:p>0.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1" calcext:value-type="float">
            <text:p>0.901</text:p>
          </table:table-cell>
          <table:table-cell table:number-columns-repeated="2"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0.961" calcext:value-type="float">
            <text:p>0.9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75" calcext:value-type="float">
            <text:p>0.75</text:p>
          </table:table-cell>
          <table:table-cell office:value-type="float" office:value="0.857" calcext:value-type="float">
            <text:p>0.857</text:p>
          </table:table-cell>
          <table:table-cell office:value-type="float" office:value="0.769" calcext:value-type="float">
            <text:p>0.769</text:p>
          </table:table-cell>
          <table:table-cell office:value-type="float" office:value="0.84" calcext:value-type="float">
            <text:p>0.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0.744" calcext:value-type="float">
            <text:p>0.74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6" calcext:value-type="float">
            <text:p>0.6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56" calcext:value-type="float">
            <text:p>0.956</text:p>
          </table:table-cell>
          <table:table-cell office:value-type="float" office:value="0.88" calcext:value-type="float">
            <text:p>0.88</text:p>
          </table:table-cell>
          <table:table-cell office:value-type="float" office:value="0.897" calcext:value-type="float">
            <text:p>0.8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846" calcext:value-type="float">
            <text:p>0.846</text:p>
          </table:table-cell>
          <table:table-cell office:value-type="float" office:value="0.916" calcext:value-type="float">
            <text:p>0.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64" calcext:value-type="float">
            <text:p>0.64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.884" calcext:value-type="float">
            <text:p>0.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944" calcext:value-type="float">
            <text:p>0.944</text:p>
          </table:table-cell>
          <table:table-cell office:value-type="float" office:value="0.961" calcext:value-type="float">
            <text:p>0.9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 office:value-type="float" office:value="0.857" calcext:value-type="float">
            <text:p>0.857</text:p>
          </table:table-cell>
          <table:table-cell table:number-columns-repeated="2" office:value-type="float" office:value="0.954" calcext:value-type="float">
            <text:p>0.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" calcext:value-type="float">
            <text:p>0.888</text:p>
          </table:table-cell>
          <table:table-cell office:value-type="float" office:value="0.914" calcext:value-type="float">
            <text:p>0.9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75" calcext:value-type="float">
            <text:p>0.9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Default" table:formula="of:=AVERAGE([.C28:.C44])" office:value-type="float" office:value="0.897058823529412" calcext:value-type="float">
            <text:p>0,897058823529412</text:p>
          </table:table-cell>
          <table:table-cell table:style-name="Default" table:formula="of:=AVERAGE([.D28:.D44])" office:value-type="float" office:value="0.923882352941176" calcext:value-type="float">
            <text:p>0,923882352941176</text:p>
          </table:table-cell>
          <table:table-cell table:style-name="Default" table:formula="of:=AVERAGE([.E28:.E44])" office:value-type="float" office:value="0.913235294117647" calcext:value-type="float">
            <text:p>0,913235294117647</text:p>
          </table:table-cell>
          <table:table-cell table:style-name="Default" table:formula="of:=AVERAGE([.F28:.F44])" office:value-type="float" office:value="0.92864705882353" calcext:value-type="float">
            <text:p>0,92864705882353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esseract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evenshtein Pipeline</text:p>
          </table:table-cell>
          <table:table-cell table:style-name="ce1" office:value-type="string" calcext:value-type="string">
            <text:p>Gestalt Pipeline</text:p>
          </table:table-cell>
          <table:table-cell table:style-name="ce1" office:value-type="string" calcext:value-type="string">
            <text:p>Levenshtein</text:p>
          </table:table-cell>
          <table:table-cell table:style-name="ce1" office:value-type="string" calcext:value-type="string">
            <text:p>Gesta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7" calcext:value-type="float">
            <text:p>0.777</text:p>
          </table:table-cell>
          <table:table-cell office:value-type="float" office:value="0.882" calcext:value-type="float">
            <text:p>0.8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Default" table:formula="of:=AVERAGE([.C50:.C51])" office:value-type="float" office:value="1" calcext:value-type="float">
            <text:p>1</text:p>
          </table:table-cell>
          <table:table-cell table:style-name="Default" table:formula="of:=AVERAGE([.D50:.D51])" office:value-type="float" office:value="1" calcext:value-type="float">
            <text:p>1</text:p>
          </table:table-cell>
          <table:table-cell table:style-name="Default" table:formula="of:=AVERAGE([.E50:.E51])" office:value-type="float" office:value="0.8885" calcext:value-type="float">
            <text:p>0,8885</text:p>
          </table:table-cell>
          <table:table-cell table:style-name="Default" table:formula="of:=AVERAGE([.F50:.F51])" office:value-type="float" office:value="0.941" calcext:value-type="float">
            <text:p>0,941</text:p>
          </table:table-cell>
          <table:table-cell table:number-columns-repeated="3"/>
        </table:table-row>
        <table:table-row table:style-name="ro1" table:number-rows-repeated="10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 style:data-style-name="N2" text:time-value="10:04:45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5-15T11:09:24.225000000</dc:date>
    <meta:editing-duration>PT1H52M4S</meta:editing-duration>
    <meta:editing-cycles>33</meta:editing-cycles>
    <meta:document-statistic meta:table-count="1" meta:cell-count="223" meta:object-count="0"/>
  </office:meta>
</office:document-meta>
</file>